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" svg:font-family="Times" style:font-family-generic="roman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2">
      <style:text-properties style:font-name="Times"/>
    </style:style>
    <style:style style:name="P2" style:family="paragraph" style:parent-style-name="Heading_20_2">
      <style:paragraph-properties fo:text-align="center" style:justify-single-word="false"/>
      <style:text-properties style:font-name="Times" fo:font-size="24pt" style:font-size-asian="24pt" style:font-size-complex="24pt"/>
    </style:style>
    <style:style style:name="P3" style:family="paragraph" style:parent-style-name="Text_20_body">
      <style:text-properties style:font-name="Times"/>
    </style:style>
    <style:style style:name="P4" style:family="paragraph" style:parent-style-name="Standard">
      <style:text-properties style:font-name="Times"/>
    </style:style>
    <style:style style:name="P5" style:family="paragraph" style:parent-style-name="Text_20_body" style:list-style-name="L2">
      <style:text-properties style:font-name="Times"/>
    </style:style>
    <style:style style:name="P6" style:family="paragraph" style:parent-style-name="Text_20_body" style:list-style-name="L5">
      <style:text-properties style:font-name="Times"/>
    </style:style>
    <style:style style:name="P7" style:family="paragraph" style:parent-style-name="Text_20_body" style:list-style-name="L1">
      <style:paragraph-properties fo:margin-top="0cm" fo:margin-bottom="0cm"/>
      <style:text-properties style:font-name="Times"/>
    </style:style>
    <style:style style:name="P8" style:family="paragraph" style:parent-style-name="Text_20_body" style:list-style-name="L2">
      <style:paragraph-properties fo:margin-top="0cm" fo:margin-bottom="0cm"/>
      <style:text-properties style:font-name="Times"/>
    </style:style>
    <style:style style:name="P9" style:family="paragraph" style:parent-style-name="Text_20_body" style:list-style-name="L3">
      <style:paragraph-properties fo:margin-top="0cm" fo:margin-bottom="0cm"/>
      <style:text-properties style:font-name="Times"/>
    </style:style>
    <style:style style:name="P10" style:family="paragraph" style:parent-style-name="Text_20_body" style:list-style-name="L4">
      <style:paragraph-properties fo:margin-top="0cm" fo:margin-bottom="0cm"/>
      <style:text-properties style:font-name="Times"/>
    </style:style>
    <style:style style:name="P11" style:family="paragraph" style:parent-style-name="Text_20_body" style:list-style-name="L5">
      <style:paragraph-properties fo:margin-top="0cm" fo:margin-bottom="0cm"/>
      <style:text-properties style:font-name="Times"/>
    </style:style>
    <style:style style:name="P12" style:family="paragraph" style:parent-style-name="Heading_20_2">
      <style:text-properties style:font-name="Times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ls1 / mardyn coding conventions</text:h>
      <text:h text:style-name="P1" text:outline-level="2">Formatting</text:h>
      <text:list xml:id="list218020896" text:style-name="L1">
        <text:list-item>
          <text:p text:style-name="P7">Indent with a tab</text:p>
        </text:list-item>
        <text:list-item>
          <text:p text:style-name="P7">For pointer and reference variable declarations put the space in front of the variable name. </text:p>
        </text:list-item>
        <text:list-item>
          <text:p text:style-name="P7">For if, for, classes and methods put the curly brackets on the same line as the statement </text:p>
        </text:list-item>
      </text:list>
      <text:p text:style-name="P3"/>
      <text:h text:style-name="P1" text:outline-level="2">Header Formatting</text:h>
      <text:list xml:id="list1118548182" text:style-name="L2">
        <text:list-item>
          <text:p text:style-name="P8">Access modifiers are not indented </text:p>
        </text:list-item>
        <text:list-item>
          <text:p text:style-name="P8">Double inclusion protection defines are all upper case letters and are composed of the classname and a H suffix separated by underscores </text:p>
          <text:p text:style-name="P5"/>
        </text:list-item>
      </text:list>
      <text:h text:style-name="P1" text:outline-level="2">Documentation</text:h>
      <text:list xml:id="list1347081082" text:style-name="L3">
        <text:list-item>
          <text:p text:style-name="P9">Each class, method and member variable must have a Doxygen/DoxyS compatible comment in the header</text:p>
        </text:list-item>
        <text:list-item>
          <text:p text:style-name="P9">Each class must have at least one author tag</text:p>
        </text:list-item>
        <text:list-item>
          <text:p text:style-name="P9">Comments should be concise but thorough, describing all input/output parameters and the implemented functionality</text:p>
        </text:list-item>
        <text:list-item>
          <text:p text:style-name="P9">Code in cpp-files should be commented if the functionality is not clear from the method comment (reference papers if appropriate)</text:p>
          <text:p text:style-name="P9"/>
        </text:list-item>
      </text:list>
      <text:h text:style-name="P1" text:outline-level="2">Class and Variable Names</text:h>
      <text:list xml:id="list170143446" text:style-name="L4">
        <text:list-item>
          <text:p text:style-name="P10">Abbreviations in names should be avoided</text:p>
        </text:list-item>
        <text:list-item>
          <text:p text:style-name="P10">Put classes in files, which have the same name as the class</text:p>
        </text:list-item>
      </text:list>
      <text:list xml:id="list2177108782" text:style-name="L5">
        <text:list-item>
          <text:p text:style-name="P11">For class, variable, function names separate multiple words by upper-casing the words preceded by other words </text:p>
        </text:list-item>
        <text:list-item>
          <text:p text:style-name="P11">Class names start with an upper-case letter </text:p>
        </text:list-item>
        <text:list-item>
          <text:p text:style-name="P11">Function names start with a lower-case letter </text:p>
        </text:list-item>
        <text:list-item>
          <text:p text:style-name="P11">Variable names start with a lower-case letter </text:p>
        </text:list-item>
        <text:list-item>
          <text:p text:style-name="P6">Member variables of a class start with "_" followed by a lower-case letter </text:p>
        </text:list-item>
      </text:list>
      <text:p text:style-name="P4"/>
      <text:h text:style-name="P1" text:outline-level="2">Miscellanous</text:h>
      <text:list xml:id="list311936956" text:continue-list="list170143446" text:style-name="L4">
        <text:list-item>
          <text:p text:style-name="P10">No using-directives are allowed in header fil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" svg:font-family="Times" style:font-family-generic="roman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DejaVu Sans Mono" style:font-name-asian="DejaVu Sans Mono" style:font-name-complex="DejaVu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in Buchholz</meta:initial-creator>
    <meta:creation-date>2010-05-26T13:37:45</meta:creation-date>
    <meta:generator>OpenOffice.org/3.2$Unix OpenOffice.org_project/320m12$Build-9483</meta:generator>
    <dc:date>2010-07-16T16:24:53</dc:date>
    <dc:creator>Wolfgang Eckhardt</dc:creator>
    <meta:editing-duration>PT00H38M07S</meta:editing-duration>
    <meta:editing-cycles>2</meta:editing-cycles>
    <meta:document-statistic meta:table-count="0" meta:image-count="0" meta:object-count="0" meta:page-count="1" meta:paragraph-count="23" meta:word-count="227" meta:character-count="1346"/>
  </office:meta>
</office:document-meta>
</file>